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fill="solid" draw:fill-color="#66ff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2" style:family="graphic" style:parent-style-name="standard">
      <style:graphic-properties svg:stroke-width="0.102cm" svg:stroke-color="#000000" draw:fill="solid" draw:fill-color="#9999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3" style:family="graphic" style:parent-style-name="standard">
      <style:graphic-properties svg:stroke-width="0.102cm" svg:stroke-color="#000000" draw:fill="solid" draw:fill-color="#ff3333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4" style:family="graphic" style:parent-style-name="standard">
      <style:graphic-properties svg:stroke-width="0.102cm" svg:stroke-color="#000000" draw:fill="solid" draw:fill-color="#6666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5" style:family="graphic" style:parent-style-name="objectwithoutfill">
      <style:graphic-properties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6" style:family="graphic" style:parent-style-name="objectwithoutfill">
      <style:graphic-properties draw:stroke="dash" draw:stroke-dash="Fine_20_Dashed"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7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7.874cm" svg:height="3.556cm" svg:x="0.762cm" svg:y="15.494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874cm" svg:height="3.74cm" svg:x="9.906cm" svg:y="9.722cm"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7.874cm" svg:height="3.656cm" svg:x="19.304cm" svg:y="15.394cm"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.81cm" svg:height="1.27cm" svg:x="9.398cm" svg:y="1.016cm">
          <text:p text:style-name="P1">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3.81cm" svg:height="1.27cm" svg:x="13.97cm" svg:y="1.016cm">
          <text:p text:style-name="P1">Game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81cm" svg:height="1.27cm" svg:x="19.05cm" svg:y="1.016cm">
          <text:p text:style-name="P1">Game 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064cm" svg:height="1.27cm" svg:x="23.622cm" svg:y="1.016cm">
          <text:p text:style-name="P1">Move Allow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3.81cm" svg:height="1.27cm" svg:x="4.418cm" svg:y="0.508cm">
          <text:p text:style-name="P1">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3.81cm" svg:height="1.27cm" svg:x="4.472cm" svg:y="2.54cm">
          <text:p text:style-name="P1">St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3.81cm" svg:height="1.27cm" svg:x="0.2cm" svg:y="2.54cm">
          <text:p text:style-name="P1">Play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11" draw:id="id11" draw:layer="layout" svg:x1="13.843cm" svg:y1="13.462cm" svg:x2="13.843cm" svg:y2="13.462cm" draw:start-shape="id1" draw:start-glue-point="2" draw:end-shape="id1" draw:end-glue-point="2" svg:d="M13843 13462z" svg:viewBox="0 0 1 1">
          <text:p/>
        </draw:connector>
        <draw:connector draw:style-name="gr6" draw:text-style-name="P1" draw:layer="layout" svg:x1="8.636cm" svg:y1="17.272cm" svg:x2="19.304cm" svg:y2="17.222cm" draw:start-shape="id2" draw:start-glue-point="1" draw:end-shape="id3" draw:end-glue-point="3" svg:d="M8636 17272h5335v-50h5333" svg:viewBox="0 0 10669 51">
          <text:p/>
        </draw:connector>
        <draw:connector draw:style-name="gr5" draw:text-style-name="P1" xml:id="id12" draw:id="id12" draw:layer="layout" svg:x1="4.699cm" svg:y1="15.494cm" svg:x2="4.699cm" svg:y2="15.494cm" draw:start-shape="id2" draw:start-glue-point="0" draw:end-shape="id2" draw:end-glue-point="0" svg:d="M4699 15494z" svg:viewBox="0 0 1 1">
          <text:p/>
        </draw:connector>
        <draw:connector draw:style-name="gr5" draw:text-style-name="P1" draw:layer="layout" draw:line-skew="0.552cm" svg:x1="0.762cm" svg:y1="17.272cm" svg:x2="9.906cm" svg:y2="11.592cm" draw:start-shape="id2" draw:start-glue-point="3" draw:end-shape="id1" svg:d="M762 17272v-5680h9144" svg:viewBox="0 0 9145 5681">
          <text:p/>
        </draw:connector>
        <draw:connector draw:style-name="gr5" draw:text-style-name="P1" draw:layer="layout" svg:x1="13.843cm" svg:y1="9.722cm" svg:x2="11.303cm" svg:y2="2.286cm" draw:start-shape="id1" draw:start-glue-point="0" draw:end-shape="id4" draw:end-glue-point="2" svg:d="M13843 9722v-3718h-2540v-3718" svg:viewBox="0 0 2541 7437">
          <text:p/>
        </draw:connector>
        <draw:connector draw:style-name="gr5" draw:text-style-name="P1" draw:layer="layout" svg:x1="13.843cm" svg:y1="9.722cm" svg:x2="15.875cm" svg:y2="2.286cm" draw:start-shape="id1" draw:start-glue-point="0" draw:end-shape="id5" draw:end-glue-point="2" svg:d="M13843 9722v-3718h2032v-3718" svg:viewBox="0 0 2033 7437">
          <text:p/>
        </draw:connector>
        <draw:connector draw:style-name="gr5" draw:text-style-name="P1" draw:layer="layout" svg:x1="17.78cm" svg:y1="1.651cm" svg:x2="19.05cm" svg:y2="1.651cm" draw:start-shape="id5" draw:start-glue-point="1" draw:end-shape="id6" draw:end-glue-point="3" svg:d="M17780 1651h1270" svg:viewBox="0 0 1271 1">
          <text:p/>
        </draw:connector>
        <draw:connector draw:style-name="gr5" draw:text-style-name="P1" draw:layer="layout" svg:x1="22.86cm" svg:y1="1.651cm" svg:x2="23.622cm" svg:y2="1.651cm" draw:start-shape="id6" draw:start-glue-point="1" draw:end-shape="id7" draw:end-glue-point="3" svg:d="M22860 1651h762" svg:viewBox="0 0 763 1">
          <text:p/>
        </draw:connector>
        <draw:connector draw:style-name="gr5" draw:text-style-name="P1" draw:layer="layout" svg:x1="9.398cm" svg:y1="1.651cm" svg:x2="8.228cm" svg:y2="1.143cm" draw:start-shape="id4" draw:start-glue-point="3" draw:end-shape="id8" draw:end-glue-point="1" svg:d="M9398 1651h-584v-508h-586" svg:viewBox="0 0 1171 509">
          <text:p/>
        </draw:connector>
        <draw:connector draw:style-name="gr5" draw:text-style-name="P1" draw:layer="layout" svg:x1="9.398cm" svg:y1="1.651cm" svg:x2="8.282cm" svg:y2="3.175cm" draw:start-shape="id4" draw:start-glue-point="3" draw:end-shape="id9" draw:end-glue-point="1" svg:d="M9398 1651h-557v1524h-559" svg:viewBox="0 0 1117 1525">
          <text:p/>
        </draw:connector>
        <draw:connector draw:style-name="gr5" draw:text-style-name="P1" draw:layer="layout" svg:x1="4.472cm" svg:y1="3.175cm" svg:x2="4.01cm" svg:y2="3.175cm" draw:start-shape="id9" draw:start-glue-point="3" draw:end-shape="id10" draw:end-glue-point="1" svg:d="M4472 3175h-462" svg:viewBox="0 0 463 1">
          <text:p/>
        </draw:connector>
        <draw:connector draw:style-name="gr5" draw:text-style-name="P1" draw:layer="layout" draw:line-skew="-0.211cm" svg:x1="23.241cm" svg:y1="15.394cm" svg:x2="4.699cm" svg:y2="15.494cm" draw:start-shape="id3" draw:start-glue-point="0" draw:end-shape="id2" svg:d="M23241 15394v-762h-18542v862" svg:viewBox="0 0 18543 863">
          <text:p/>
        </draw:connector>
        <draw:connector draw:style-name="gr5" draw:text-style-name="P1" draw:layer="layout" svg:x1="23.241cm" svg:y1="15.394cm" svg:x2="17.78cm" svg:y2="11.592cm" draw:start-shape="id3" draw:start-glue-point="0" draw:end-shape="id1" draw:end-glue-point="1" svg:d="M23241 15394v-3802h-5461" svg:viewBox="0 0 5462 3803">
          <text:p/>
        </draw:connector>
        <draw:connector draw:style-name="gr6" draw:text-style-name="P1" draw:layer="layout" draw:line-skew="4.572cm" svg:x1="13.843cm" svg:y1="13.462cm" svg:x2="4.699cm" svg:y2="15.494cm" draw:start-shape="id11" draw:start-glue-point="0" draw:end-shape="id12" draw:end-glue-point="0" svg:d="M13843 13462v2032h-9144" svg:viewBox="0 0 9145 2033">
          <text:p/>
        </draw:connector>
        <draw:custom-shape draw:style-name="gr4" draw:text-style-name="P1" xml:id="id13" draw:id="id13" draw:layer="layout" svg:width="3.81cm" svg:height="1.27cm" svg:x="6.35cm" svg:y="5.08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3.81cm" svg:height="1.27cm" svg:x="17.272cm" svg:y="5.026cm">
          <text:p text:style-name="P1">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843cm" svg:y1="9.722cm" svg:x2="8.255cm" svg:y2="6.35cm" draw:start-shape="id1" draw:start-glue-point="0" draw:end-shape="id13" svg:d="M13843 9722v-1686h-5588v-1686" svg:viewBox="0 0 5589 3373">
          <text:p/>
        </draw:connector>
        <draw:connector draw:style-name="gr7" draw:text-style-name="P1" draw:layer="layout" svg:x1="13.843cm" svg:y1="9.722cm" svg:x2="19.177cm" svg:y2="6.296cm" draw:start-shape="id1" draw:start-glue-point="0" draw:end-shape="id14" draw:end-glue-point="2" svg:d="M13843 9722v-1713h5334v-1713" svg:viewBox="0 0 5335 3427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6-11-26T15:30:44.404106626</meta:creation-date>
    <dc:date>2016-11-26T17:51:09.764917472</dc:date>
    <dc:creator>Steffen Exler</dc:creator>
    <meta:editing-duration>PT9M57S</meta:editing-duration>
    <meta:editing-cycles>2</meta:editing-cycles>
    <meta:generator>LibreOffice/4.2.8.2$Linux_X86_64 LibreOffice_project/420m0$Build-2</meta:generator>
    <meta:document-statistic meta:object-count="51"/>
  </office:meta>
</office:document-meta>
</file>